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5.3854in"/>
        </style:tab-stops>
      </style:paragraph-properties>
      <style:text-properties officeooo:rsid="00122dff" officeooo:paragraph-rsid="00122dff"/>
    </style:style>
    <style:style style:name="P2" style:family="paragraph" style:parent-style-name="Standard">
      <style:paragraph-properties fo:text-align="center" style:justify-single-word="false">
        <style:tab-stops>
          <style:tab-stop style:position="5.3854in"/>
        </style:tab-stops>
      </style:paragraph-properties>
      <style:text-properties officeooo:rsid="00122dff" officeooo:paragraph-rsid="00122dff"/>
    </style:style>
    <style:style style:name="P3" style:family="paragraph" style:parent-style-name="Standard">
      <style:paragraph-properties fo:text-align="center" style:justify-single-word="false">
        <style:tab-stops>
          <style:tab-stop style:position="5.3854in"/>
        </style:tab-stops>
      </style:paragraph-properties>
      <style:text-properties fo:font-size="16pt" officeooo:rsid="00145b29" officeooo:paragraph-rsid="00145b29" style:font-size-asian="16pt" style:font-size-complex="16pt"/>
    </style:style>
    <style:style style:name="P4" style:family="paragraph" style:parent-style-name="Standard">
      <style:paragraph-properties fo:line-height="200%" fo:text-align="start" style:justify-single-word="false">
        <style:tab-stops>
          <style:tab-stop style:position="0.5in"/>
          <style:tab-stop style:position="5.3854in"/>
        </style:tab-stops>
      </style:paragraph-properties>
      <style:text-properties officeooo:rsid="00154ffe" officeooo:paragraph-rsid="002c5526"/>
    </style:style>
    <style:style style:name="P5" style:family="paragraph" style:parent-style-name="Standard">
      <style:paragraph-properties fo:line-height="200%" fo:text-align="start" style:justify-single-word="false">
        <style:tab-stops>
          <style:tab-stop style:position="0.5102in"/>
          <style:tab-stop style:position="5.3854in"/>
        </style:tab-stops>
      </style:paragraph-properties>
      <style:text-properties officeooo:rsid="00154ffe" officeooo:paragraph-rsid="0034dba6"/>
    </style:style>
    <style:style style:name="P6" style:family="paragraph" style:parent-style-name="Standard">
      <style:paragraph-properties fo:line-height="200%" fo:text-align="start" style:justify-single-word="false">
        <style:tab-stops>
          <style:tab-stop style:position="0.5102in"/>
          <style:tab-stop style:position="5.3854in"/>
        </style:tab-stops>
      </style:paragraph-properties>
      <style:text-properties officeooo:rsid="00154ffe" officeooo:paragraph-rsid="002320fc"/>
    </style:style>
    <style:style style:name="P7" style:family="paragraph" style:parent-style-name="Standard">
      <style:paragraph-properties fo:line-height="200%" fo:text-align="start" style:justify-single-word="false">
        <style:tab-stops>
          <style:tab-stop style:position="0.4898in"/>
          <style:tab-stop style:position="5.3854in"/>
        </style:tab-stops>
      </style:paragraph-properties>
      <style:text-properties officeooo:rsid="00154ffe" officeooo:paragraph-rsid="002c5526"/>
    </style:style>
    <style:style style:name="P8" style:family="paragraph" style:parent-style-name="Standard">
      <style:paragraph-properties>
        <style:tab-stops>
          <style:tab-stop style:position="5.2602in"/>
          <style:tab-stop style:position="5.3854in"/>
        </style:tab-stops>
      </style:paragraph-properties>
      <style:text-properties officeooo:rsid="00122dff"/>
    </style:style>
    <style:style style:name="P9" style:family="paragraph" style:parent-style-name="Standard">
      <style:paragraph-properties>
        <style:tab-stops>
          <style:tab-stop style:position="5.2811in"/>
          <style:tab-stop style:position="5.3854in"/>
        </style:tab-stops>
      </style:paragraph-properties>
      <style:text-properties officeooo:rsid="00122dff" officeooo:paragraph-rsid="00122dff"/>
    </style:style>
    <style:style style:name="P10" style:family="paragraph" style:parent-style-name="Standard">
      <style:paragraph-properties fo:line-height="200%" fo:text-align="start" style:justify-single-word="false">
        <style:tab-stops>
          <style:tab-stop style:position="0.5in"/>
          <style:tab-stop style:position="5.3854in"/>
        </style:tab-stops>
      </style:paragraph-properties>
      <style:text-properties fo:font-weight="bold" officeooo:rsid="00154ffe" officeooo:paragraph-rsid="0036e46b" style:font-weight-asian="bold" style:font-weight-complex="bold"/>
    </style:style>
    <style:style style:name="P11" style:family="paragraph" style:parent-style-name="Standard">
      <style:paragraph-properties fo:line-height="200%" fo:text-align="start" style:justify-single-word="false">
        <style:tab-stops>
          <style:tab-stop style:position="0.5102in"/>
          <style:tab-stop style:position="5.3854in"/>
        </style:tab-stops>
      </style:paragraph-properties>
      <style:text-properties fo:font-weight="bold" officeooo:rsid="00154ffe" officeooo:paragraph-rsid="0036e46b" style:font-weight-asian="bold" style:font-weight-complex="bold"/>
    </style:style>
    <style:style style:name="P12" style:family="paragraph" style:parent-style-name="Standard">
      <style:paragraph-properties fo:text-align="center" style:justify-single-word="false">
        <style:tab-stops>
          <style:tab-stop style:position="5.3854in"/>
        </style:tab-stops>
      </style:paragraph-properties>
      <style:text-properties officeooo:rsid="00145b29" officeooo:paragraph-rsid="00145b29"/>
    </style:style>
    <style:style style:name="P13" style:family="paragraph" style:parent-style-name="Standard">
      <style:paragraph-properties fo:text-align="center" style:justify-single-word="false">
        <style:tab-stops>
          <style:tab-stop style:position="5.3854in"/>
        </style:tab-stops>
      </style:paragraph-properties>
      <style:text-properties officeooo:rsid="00145b29" officeooo:paragraph-rsid="00387931"/>
    </style:style>
    <style:style style:name="P14" style:family="paragraph" style:parent-style-name="Standard">
      <style:paragraph-properties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15" style:family="paragraph" style:parent-style-name="Standard">
      <style:paragraph-properties fo:text-align="start" style:justify-single-word="false">
        <style:tab-stops>
          <style:tab-stop style:position="0.5102in"/>
          <style:tab-stop style:position="5.3854in"/>
        </style:tab-stops>
      </style:paragraph-properties>
      <style:text-properties fo:font-weight="normal" officeooo:rsid="00154ffe" officeooo:paragraph-rsid="0036e46b" style:font-weight-asian="normal" style:font-weight-complex="normal"/>
    </style:style>
    <style:style style:name="P16" style:family="paragraph" style:parent-style-name="Standard">
      <style:paragraph-properties fo:text-align="start" style:justify-single-word="false">
        <style:tab-stops>
          <style:tab-stop style:position="0.5102in"/>
          <style:tab-stop style:position="5.3854in"/>
        </style:tab-stops>
      </style:paragraph-properties>
      <style:text-properties fo:font-weight="normal" officeooo:rsid="00154ffe" officeooo:paragraph-rsid="00397abe"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18" style:family="paragraph" style:parent-style-name="Standard">
      <style:paragraph-properties fo:line-height="100%" fo:text-align="start" style:justify-single-word="false">
        <style:tab-stops>
          <style:tab-stop style:position="0.4898in"/>
          <style:tab-stop style:position="5.3854in"/>
        </style:tab-stops>
      </style:paragraph-properties>
      <style:text-properties fo:font-weight="normal" officeooo:rsid="00154ffe" officeooo:paragraph-rsid="00387931" style:font-weight-asian="normal" style:font-weight-complex="normal"/>
    </style:style>
    <style:style style:name="P19" style:family="paragraph" style:parent-style-name="Standard" style:master-page-name="Standard">
      <style:paragraph-properties fo:text-align="start" style:justify-single-word="false" style:page-number="1">
        <style:tab-stops>
          <style:tab-stop style:position="0.5102in"/>
          <style:tab-stop style:position="5.3854in"/>
        </style:tab-stops>
      </style:paragraph-properties>
      <style:text-properties fo:font-weight="normal" officeooo:rsid="00154ffe" officeooo:paragraph-rsid="00397abe" style:font-weight-asian="normal" style:font-weight-complex="normal"/>
    </style:style>
    <style:style style:name="P20" style:family="paragraph" style:parent-style-name="Footer">
      <style:paragraph-properties fo:text-align="center" style:justify-single-word="false"/>
      <style:text-properties officeooo:paragraph-rsid="00387931"/>
    </style:style>
    <style:style style:name="T1" style:family="text">
      <style:text-properties officeooo:rsid="0013495c"/>
    </style:style>
    <style:style style:name="T2" style:family="text">
      <style:text-properties officeooo:rsid="0014a465"/>
    </style:style>
    <style:style style:name="T3" style:family="text">
      <style:text-properties officeooo:rsid="00165fe9"/>
    </style:style>
    <style:style style:name="T4" style:family="text">
      <style:text-properties officeooo:rsid="0019b44a"/>
    </style:style>
    <style:style style:name="T5" style:family="text">
      <style:text-properties officeooo:rsid="001a6dd0"/>
    </style:style>
    <style:style style:name="T6" style:family="text">
      <style:text-properties officeooo:rsid="001b465c"/>
    </style:style>
    <style:style style:name="T7" style:family="text">
      <style:text-properties officeooo:rsid="001c8d0a"/>
    </style:style>
    <style:style style:name="T8" style:family="text">
      <style:text-properties officeooo:rsid="001dde4c"/>
    </style:style>
    <style:style style:name="T9" style:family="text">
      <style:text-properties officeooo:rsid="001fd58e"/>
    </style:style>
    <style:style style:name="T10" style:family="text">
      <style:text-properties officeooo:rsid="0021c4a6"/>
    </style:style>
    <style:style style:name="T11" style:family="text">
      <style:text-properties officeooo:rsid="002320fc"/>
    </style:style>
    <style:style style:name="T12" style:family="text">
      <style:text-properties officeooo:rsid="0025aca8"/>
    </style:style>
    <style:style style:name="T13" style:family="text">
      <style:text-properties officeooo:rsid="00283a81"/>
    </style:style>
    <style:style style:name="T14" style:family="text">
      <style:text-properties officeooo:rsid="00294b02"/>
    </style:style>
    <style:style style:name="T15" style:family="text">
      <style:text-properties officeooo:rsid="002c5526"/>
    </style:style>
    <style:style style:name="T16" style:family="text">
      <style:text-properties officeooo:rsid="002c6cb9"/>
    </style:style>
    <style:style style:name="T17" style:family="text">
      <style:text-properties officeooo:rsid="002dd5bf"/>
    </style:style>
    <style:style style:name="T18" style:family="text">
      <style:text-properties officeooo:rsid="002f4c35"/>
    </style:style>
    <style:style style:name="T19" style:family="text">
      <style:text-properties officeooo:rsid="0030e67a"/>
    </style:style>
    <style:style style:name="T20" style:family="text">
      <style:text-properties officeooo:rsid="00313d7b"/>
    </style:style>
    <style:style style:name="T21" style:family="text">
      <style:text-properties officeooo:rsid="0034203e"/>
    </style:style>
    <style:style style:name="T22" style:family="text">
      <style:text-properties officeooo:rsid="0034573c"/>
    </style:style>
    <style:style style:name="T23" style:family="text">
      <style:text-properties officeooo:rsid="0034dba6"/>
    </style:style>
    <style:style style:name="T24" style:family="text">
      <style:text-properties style:text-underline-style="solid" style:text-underline-width="auto" style:text-underline-color="font-color" officeooo:rsid="0034dba6"/>
    </style:style>
    <style:style style:name="T25" style:family="text">
      <style:text-properties officeooo:rsid="0036cbde"/>
    </style:style>
    <style:style style:name="T26" style:family="text">
      <style:text-properties officeooo:rsid="0036e46b"/>
    </style:style>
    <style:style style:name="T27" style:family="text">
      <style:text-properties fo:font-weight="bold" officeooo:rsid="00387931" style:font-weight-asian="bold" style:font-weight-complex="bold"/>
    </style:style>
    <style:style style:name="T28" style:family="text">
      <style:text-properties fo:font-weight="bold" officeooo:rsid="0036cbde" style:font-weight-asian="bold" style:font-weight-complex="bold"/>
    </style:style>
    <style:style style:name="T29" style:family="text">
      <style:text-properties officeooo:rsid="003879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1L.017: Art of the Probable<text:tab/>Professor Raman</text:p>
      <text:p text:style-name="P9">Fall 2011<text:tab/>10/<text:span text:style-name="T1">10</text:span>/11</text:p>
      <text:p text:style-name="P1"/>
      <text:p text:style-name="P2"/>
      <text:p text:style-name="P2">Joshua Gordonson</text:p>
      <text:p text:style-name="P3">The Evolution of Natur<text:span text:style-name="T2">al</text:span> <text:span text:style-name="T26">Cause</text:span>:</text:p>
      <text:p text:style-name="P12">A <text:span text:style-name="T26">chance </text:span>journey from Aristotle to Newton</text:p>
      <text:p text:style-name="P12"/>
      <text:p text:style-name="P13"><text:span text:style-name="T29">8936 Characters</text:span></text:p>
      <text:p text:style-name="P13"><text:span text:style-name="T29"/></text:p>
      <text:p text:style-name="P18"><text:span text:style-name="T29">The Natural World is a vast and mysterious entity, remarkably filled with hidden structure, purpose, and wonder that the philosophers of the earth strive to uncover.</text:span></text:p>
      <text:p text:style-name="P17"><text:span text:style-name="T11">In his “Physics”, </text:span><text:span text:style-name="T12">Aristotle d</text:span><text:span text:style-name="T3">ecomposes </text:span><text:span text:style-name="T12">nature </text:span><text:span text:style-name="T3">into a material subst</text:span><text:span text:style-name="T12">r</text:span><text:span text:style-name="T3">atum </text:span><text:span text:style-name="T12">(prote hyle) that</text:span><text:span text:style-name="T3"> </text:span><text:span text:style-name="T4">separate</text:span><text:span text:style-name="T5">s a thing's</text:span><text:span text:style-name="T4"> </text:span><text:span text:style-name="T5">substance (ousia) from its </text:span><text:span text:style-name="T4">form (eidos) </text:span><text:span text:style-name="T5">and</text:span><text:span text:style-name="T4"> teleological shape (morphe). </text:span><text:span text:style-name="T12">Though a given body of nature has a specific kinesis, the kinesis alone does not provide enough insight to quench Man's question, 'Why?'.</text:span></text:p>
      <text:p text:style-name="P14"><text:span text:style-name="T13">In doing so, one wonders about </text:span><text:span text:style-name="T14">situations where the outcome does not seem to follow from any eidos, kinesis, or morphe, or about seemingly natural variations in the world.</text:span></text:p>
      <text:p text:style-name="P14"><text:span text:style-name="T22">In the case where chance is thrown out and replaced with hyle, eidos, and kinesis, we see a connection between the basis of explanations for events and the essence of nature.</text:span></text:p>
      <text:p text:style-name="P15"><text:span text:style-name="T22">Though, we seem to have ignored a large subsection of interactions in the universe; those involving artificial bodies. </text:span></text:p>
      <text:p text:style-name="P15"><text:span text:style-name="T23">Classical Mechanics is the application of three of Aristotle's causes (hyle or ousia, eidos, and kinesis) to the union of nature and techne, </text:span><text:span text:style-name="T25">creating </text:span><text:span text:style-name="T23">a tool to analyze the physical world without a need to satisfy Aristotle's 'Why?'. </text:span></text:p>
      <text:p text:style-name="P16"><text:span text:style-name="T25">It seems that in our attempts to understand the universe through classification, analysis, experiment, etcetera, there always seems to be a hole in the theory where either one cause has many (observed) possible effects, or one effect has many (observed) possible causes.</text:span></text:p>
      <text:p text:style-name="P16"><text:span text:style-name="T28"/></text:p>
      <text:p text:style-name="P16"><text:span text:style-name="T28"/></text:p>
      <text:p text:style-name="P19"><text:span text:style-name="T27">The Natural World is a vast and mysterious entity, remarkably filled with hidden structure, purpose, and wonder that the philosophers of the earth strive to uncover.</text:span></text:p>
      <text:p text:style-name="P7"><text:tab/><text:span text:style-name="T29">The Natural World is a vast and mysterious entity, remarkably filled with hidden structure, purpose, and wonder that the philosophers of the earth strive to uncover. <text:s/>In particular, two early philosophers spent a great deal of time contemplating the Natural World; Aristotle and Newton. <text:s/></text:span>Aristotle's <text:span text:style-name="T29">N</text:span>ature was one of <text:span text:style-name="T3">substance, </text:span>dynamics, <text:span text:style-name="T3">cause, </text:span>chance and inherent purpose. <text:s/><text:span text:style-name="T29">His method was to provide complete, exhaustive causes for as many of the natural effects as possible, while relying on the goal-oriented nature of nature to provide reason and direction.</text:span></text:p>
      <text:p text:style-name="P10"><text:span text:style-name="T11">In his “Physics”, </text:span><text:span text:style-name="T12">Aristotle d</text:span><text:span text:style-name="T3">ecomposes </text:span><text:span text:style-name="T12">nature </text:span><text:span text:style-name="T3">into a material subst</text:span><text:span text:style-name="T12">r</text:span><text:span text:style-name="T3">atum </text:span><text:span text:style-name="T12">(prote hyle) that</text:span><text:span text:style-name="T3"> </text:span><text:span text:style-name="T4">separate</text:span><text:span text:style-name="T5">s a thing's</text:span><text:span text:style-name="T4"> </text:span><text:span text:style-name="T5">substance (ousia) from its </text:span><text:span text:style-name="T4">form (eidos) </text:span><text:span text:style-name="T5">and</text:span><text:span text:style-name="T4"> teleological shape (morphe).</text:span></text:p>
      <text:p text:style-name="P4"><text:span text:style-name="T3"><text:tab/></text:span><text:span text:style-name="T11">In his “Physics”, </text:span><text:span text:style-name="T12">Aristotle d</text:span><text:span text:style-name="T3">ecomposes </text:span><text:span text:style-name="T12">nature </text:span><text:span text:style-name="T3">into a material subst</text:span><text:span text:style-name="T12">r</text:span><text:span text:style-name="T3">atum </text:span><text:span text:style-name="T12">(prote hyle) that</text:span><text:span text:style-name="T3"> </text:span><text:span text:style-name="T4">separate</text:span><text:span text:style-name="T5">s a thing's</text:span><text:span text:style-name="T4"> </text:span><text:span text:style-name="T5">substance (ousia) from its </text:span><text:span text:style-name="T4">form (eidos) </text:span><text:span text:style-name="T5">and</text:span><text:span text:style-name="T4"> teleological shape (morphe). <text:s/></text:span><text:span text:style-name="T15">He further uses the substratum</text:span><text:span text:style-name="T12"> to</text:span><text:span text:style-name="T4"> classify </text:span><text:span text:style-name="T6">things</text:span><text:span text:style-name="T4"> by their dynamics (kinesis) with respect to </text:span><text:span text:style-name="T5">substance </text:span><text:span text:style-name="T6">and form, </text:span><text:span text:style-name="T16">where kinesis encapsulates the motion through space, time, and form.</text:span><text:span text:style-name="T6"> <text:s/></text:span><text:span text:style-name="T15">In Aristotle's eyes, d</text:span><text:span text:style-name="T6">ynamics occur in </text:span><text:span text:style-name="T15">bodies of nature </text:span><text:span text:style-name="T16">via</text:span><text:span text:style-name="T6"> the properties and behaviors of the </text:span><text:span text:style-name="T16">ousia </text:span><text:span text:style-name="T6">of which </text:span><text:span text:style-name="T15">the body is composed</text:span><text:span text:style-name="T6">. <text:s/></text:span><text:span text:style-name="T7">It can be seen that these properties are what shape the dynamics of </text:span><text:span text:style-name="T15">a natural body's</text:span><text:span text:style-name="T7"> eidos. <text:s/></text:span><text:span text:style-name="T15">H</text:span><text:span text:style-name="T7">owever, a particular </text:span><text:span text:style-name="T15">ousia that composes a natural body does not undergo kinesis itself</text:span><text:span text:style-name="T7">. <text:s/>Rather, </text:span><text:span text:style-name="T16">ousia</text:span><text:span text:style-name="T7"> are </text:span><text:span text:style-name="T15">static</text:span><text:span text:style-name="T7"> through </text:span><text:span text:style-name="T15">the kinesis of </text:span><text:span text:style-name="T16">a natural body, and provide a basis for matter (hyle). <text:s/>Since the kinesis, hyle, and eidos are integral in determining a model for a body of nature, we can propose that nature is the superposition of the three. <text:s/>(Though, as I understand it, Aristotle is satisfied with just hyle and eidos).</text:span></text:p>
      <text:p text:style-name="P10"><text:span text:style-name="T12">Though a given body of nature has a specific kinesis, the kinesis alone does not provide enough insight to quench Man's question, 'Why?'.</text:span></text:p>
      <text:p text:style-name="P4"><text:span text:style-name="T7"><text:tab/></text:span><text:span text:style-name="T12">Though a given body of nature has a specific kinesis, the kinesis alone does not provide </text:span><text:soft-page-break/><text:span text:style-name="T12">enough insight to quench Man's question, 'Why?'. <text:s/></text:span><text:span text:style-name="T16">This is an interesting thought experiment, though, since a body's kinesis describes its motion through space, time, and morphology. <text:s/></text:span><text:span text:style-name="T17">There seems to be no need for additional information, since the kinesis can perform as a model for <text:s/>body in question. <text:s/>To quickly refute this, all models need initial conditions to provide them with a world to operate in. <text:s/>It is these initial conditions, plus the kinetic model, that find their way into </text:span><text:span text:style-name="T12">Aristotle</text:span><text:span text:style-name="T17">'s</text:span><text:span text:style-name="T12"> </text:span><text:span text:style-name="T17">four causes. <text:s/>And so, by</text:span><text:span text:style-name="T12"> observing the ousia, eidos, kinesis, and morphe, one can obtain enough information to exhaust all variants of </text:span><text:span text:style-name="T16">the question</text:span><text:span text:style-name="T12">. <text:s/></text:span></text:p>
      <text:p text:style-name="P10"><text:span text:style-name="T26">In doing so</text:span><text:span text:style-name="T13">, one wonders about </text:span><text:span text:style-name="T14">situations where the outcome does not seem to follow from any eidos, kinesis, or morphe, or about seemingly natural variations in the world.</text:span></text:p>
      <text:p text:style-name="P4"><text:span text:style-name="T12"><text:tab/></text:span><text:span text:style-name="T13">In doing so, one wonders about </text:span><text:span text:style-name="T14">situations where the outcome does not seem to follow from any eidos, kinesis, or morphe, or about seemingly natural variations in the world. <text:s/></text:span><text:span text:style-name="T17">In these instances, Aristotle's four questions </text:span><text:span text:style-name="T18">cease to be able to provide cause</text:span><text:span text:style-name="T17"> and require another explanation; chance. <text:s/>To handle </text:span><text:span text:style-name="T18">an interaction that does not adhere to the cause-effect paradigm, chance </text:span><text:span text:style-name="T20">happily </text:span><text:span text:style-name="T19">provides an infinite number of causes in so far as there was no intention for the outcome to occur, </text:span><text:span text:style-name="T20">so the 'forces' at work could be infinite</text:span><text:span text:style-name="T19">. <text:s/></text:span><text:span text:style-name="T20">Looking further into said forces, it seems reasonable that one could still use the kinesis of whatever bodies were involved to explain a chance event. <text:s/>It's clear that only one of the four causes is actually missing in the spontaneous interaction – the </text:span><text:span text:style-name="T21">essence or </text:span><text:span text:style-name="T20">epitome of the interaction (morphe) – since the 'intention' for the bodies to attain that morphe never could have existed. <text:s/>So, without an end goal, it appears </text:span><text:span text:style-name="T21">to be </text:span><text:span text:style-name="T20">feasible to explain spontaneous effects, though </text:span><text:span text:style-name="T21">perhaps </text:span><text:span text:style-name="T20">not to the absolute satisfaction of Aristotle's 'Why?', </text:span><text:span text:style-name="T22">with matter, form, and dynamics</text:span><text:span text:style-name="T20">.</text:span></text:p>
      <text:p text:style-name="P10"><text:span text:style-name="T22">In the case where chance is thrown out and replaced with hyle, eidos, and kinesis, we see a connection between the basis of explanations for events and the essence of nature.</text:span></text:p>
      <text:p text:style-name="P4"><text:soft-page-break/><text:span text:style-name="T20"><text:tab/></text:span><text:span text:style-name="T22">In the case where chance is thrown out and replaced with hyle, eidos, and kinesis, we see a connection between the basis of explanations for events and the essence of nature. <text:s/>Although this basis, as noted above, does not provide explanations that require meandering outside of the physical world and into the intellectual or metaphysical one, it does provide a solid ground on which to build a model of the physical universe.</text:span></text:p>
      <text:p text:style-name="P11"><text:span text:style-name="T22">Though, we seem to have ignored a large subsection of interactions in the universe; those involving artificial bodies. </text:span></text:p>
      <text:p text:style-name="P5"><text:span text:style-name="T7"><text:tab/></text:span><text:span text:style-name="T22">Though, we seem to have ignored a large subsection of interactions in the universe; those involving artificial bodies. <text:s/></text:span><text:span text:style-name="T7">The dynamics of art (techne) have no innate tendency to change (no metabole), </text:span><text:span text:style-name="T9">t</text:span><text:span text:style-name="T7">hough techne </text:span><text:span text:style-name="T10">still seems to embody </text:span><text:span text:style-name="T7">principles of temporal, physical, and metaphysical motion (kinesis) that apply to it. <text:s/>This kinesis, according to Aristotle, occurs due to the </text:span><text:span text:style-name="T22">matter</text:span><text:span text:style-name="T7"> found in the composition of techne, </text:span><text:span text:style-name="T8">and that the substances of which techne is composed exhibit properties that </text:span><text:span text:style-name="T9">are</text:span><text:span text:style-name="T8"> 'according to nature'. <text:s/></text:span><text:span text:style-name="T9">It follows, then, that all kinesis in the universe is an effect (though perhaps indirectly) of the properties of matter, and </text:span><text:span text:style-name="T23">that </text:span><text:span text:style-name="T9">the superposition of these properties </text:span><text:span text:style-name="T22">provides a method for finding the kinesis of </text:span><text:span text:style-name="T9">techne, </text:span><text:span text:style-name="T23">which is in itself </text:span><text:span text:style-name="T22">composed of a </text:span><text:span text:style-name="T23">superposition</text:span><text:span text:style-name="T22"> of matter</text:span><text:span text:style-name="T9">. <text:s/></text:span><text:span text:style-name="T11">Newton would seem to agree on this matter <text:s/>because he sacrificed studying the </text:span><text:span text:style-name="T23">many </text:span><text:span text:style-name="T11">cause</text:span><text:span text:style-name="T23">s</text:span><text:span text:style-name="T11"> of nature to study the effects of </text:span><text:span text:style-name="T23">intra-matter</text:span><text:span text:style-name="T11"> interactions in </text:span><text:span text:style-name="T24">The Method of Natural Philosophy</text:span><text:span text:style-name="T23">, “We are to admit no more causes of natural Things than such as are both true and sufficient to explain their appearances. <text:s/>To this purpose the philosophers say that… <text:s/>…Nature is pleased with simplicity and affects not the pomp of superfluous causes.”,</text:span><text:span text:style-name="T11"> and went on to invent classical mechanics. <text:s/></text:span></text:p>
      <text:p text:style-name="P11"><text:span text:style-name="T23">Classical Mechanics is the application of three of Aristotle's causes (hyle or ousia, eidos, and kinesis) to the union of nature and techne, </text:span><text:span text:style-name="T25">creating </text:span><text:span text:style-name="T23">a tool to analyze the physical world </text:span><text:soft-page-break/><text:span text:style-name="T23">without a need to satisfy Aristotle's 'Why?'. </text:span></text:p>
      <text:p text:style-name="P6"><text:span text:style-name="T11"><text:tab/></text:span><text:span text:style-name="T23">Classical Mechanics is the application of three of Aristotle's causes (hyle or ousia, eidos, and kinesis) to the union of nature and techne, </text:span><text:span text:style-name="T25">creating </text:span><text:span text:style-name="T23">a tool to analyze the physical world without a need to satisfy Aristotle's 'Why?'. <text:s/>Why is a difficult question to satisfy with only information about the natural physical properties of a situation, which is often all that an observer can get. <text:s/>To elaborate, the case where there is no information other than the physical exists in far greater magnitudes than those where there is metaphysical or intellectual information to be had, considering that the majority of matter in the universe cannot think. <text:s/>However, Newton saw the metaphysical and intellectual as a superfluous distraction, without which he could definitively answer the same questions as Aristotle, though perhaps with a deemphasis on the intellectual interpretation of the answers. <text:s/></text:span><text:span text:style-name="T25">But here still, a simple though experiment can quickly find situations in which Newton's Classical Mechanics breaks down; a game of dice, or variations in Nature.</text:span></text:p>
      <text:p text:style-name="P11"><text:span text:style-name="T25">It seems that in our attempts to understand the universe through classification, analysis, experiment, etcetera, there always seems to be a hole in the theory where either one cause has many (observed) possible effects, or one effect has many (observed) possible causes.</text:span></text:p>
      <text:p text:style-name="P6"><text:span text:style-name="T25"><text:tab/>It seems that in our attempts to understand the universe through classification, analysis, experiment, etcetera, there always seems to be a hole in the theory where either one cause has many (observed) possible effects, or one effect has many (observed) possible causes. <text:s/>This is absolutely understandable, and agrees with Libeniz's idea that we cannot possibly understand everything as we are not the omniscient being(s) that created the universe, but also provides insight into Modern Natural Philosophy (Physics) and the problems with their theories that they are trying to solve. <text:s/>The advent of the Physical Sciences has attempted to eliminate the </text:span><text:soft-page-break/><text:span text:style-name="T25">uncertainty of the world since its inception. <text:s/>After all, it is arguable that the intention of the Sciences is to explore and understand the unknown. <text:s/>And so, perhaps today, with modern techniques, we can model and compute the actual outcome of one particular game of dice, given accurate </text:span><text:span text:style-name="T26">initial conditions, using Newton's original Classical Mechanics, but there still exist many uncertainties that remain unexplained. <text:s/>In particular, Quantum Mechanics has found its way into the crevices of Classical Mechanics and Electro-magnetics in an attempt to patch the holes left by elementary particulate matter 'rolling d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er"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387931"/>
    </style:style>
    <style:style style:name="MT1" style:family="text">
      <style:text-properties officeooo:rsid="00387931"/>
    </style:style>
    <style:page-layout style:name="Mpm1">
      <style:page-layout-properties fo:page-width="8.5in" fo:page-height="11in" style:num-format="1" style:print-orientation="portrait" fo:margin-top="1in" fo:margin-bottom="0.6043in" fo:margin-left="1in" fo:margin-right="1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svg:height="0.4063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text:page-number></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0-07T03:23:52</meta:creation-date>
    <dc:date>2011-10-17T23:59:45</dc:date>
    <dc:creator>Josh Gordonson</dc:creator>
    <meta:editing-duration>PT31H55M34S</meta:editing-duration>
    <meta:editing-cycles>8</meta:editing-cycles>
    <meta:generator>OpenOffice.org/3.2$Linux OpenOffice.org_project/320m19$Build-9505</meta:generator>
    <meta:document-statistic meta:table-count="0" meta:image-count="0" meta:object-count="0" meta:page-count="7" meta:paragraph-count="30" meta:word-count="1691" meta:character-count="10556"/>
  </office:meta>
</office:document-meta>
</file>